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005" officeooo:paragraph-rsid="0003d005"/>
    </style:style>
    <style:style style:name="P2" style:family="paragraph" style:parent-style-name="Standard" style:list-style-name="L1">
      <style:text-properties officeooo:rsid="0003d005" officeooo:paragraph-rsid="0003d005"/>
    </style:style>
    <style:style style:name="P3" style:family="paragraph" style:parent-style-name="Standard" style:list-style-name="L1">
      <style:text-properties officeooo:rsid="0003d005" officeooo:paragraph-rsid="0008aefe"/>
    </style:style>
    <style:style style:name="P4" style:family="paragraph" style:parent-style-name="Standard" style:list-style-name="L1">
      <style:text-properties officeooo:rsid="0003d005" officeooo:paragraph-rsid="0012b571"/>
    </style:style>
    <style:style style:name="P5" style:family="paragraph" style:parent-style-name="Standard" style:list-style-name="L1">
      <style:text-properties officeooo:rsid="00054e14" officeooo:paragraph-rsid="00054e14"/>
    </style:style>
    <style:style style:name="P6" style:family="paragraph" style:parent-style-name="Standard" style:list-style-name="L1">
      <style:text-properties officeooo:rsid="0005fa01" officeooo:paragraph-rsid="0005fa01"/>
    </style:style>
    <style:style style:name="P7" style:family="paragraph" style:parent-style-name="Standard" style:list-style-name="L1">
      <style:text-properties officeooo:rsid="000814dd" officeooo:paragraph-rsid="000814dd"/>
    </style:style>
    <style:style style:name="P8" style:family="paragraph" style:parent-style-name="Standard" style:list-style-name="L1">
      <style:text-properties officeooo:rsid="00073692" officeooo:paragraph-rsid="00073692"/>
    </style:style>
    <style:style style:name="P9" style:family="paragraph" style:parent-style-name="Standard" style:list-style-name="L1">
      <style:text-properties officeooo:rsid="00099d5f" officeooo:paragraph-rsid="00099d5f"/>
    </style:style>
    <style:style style:name="P10" style:family="paragraph" style:parent-style-name="Standard" style:list-style-name="L1">
      <style:text-properties officeooo:rsid="0008aefe" officeooo:paragraph-rsid="0008aefe"/>
    </style:style>
    <style:style style:name="P11" style:family="paragraph" style:parent-style-name="Standard" style:list-style-name="L1">
      <style:text-properties officeooo:rsid="0008aefe" officeooo:paragraph-rsid="0012b571"/>
    </style:style>
    <style:style style:name="P12" style:family="paragraph" style:parent-style-name="Standard" style:list-style-name="L1">
      <style:text-properties officeooo:rsid="0009dbd1" officeooo:paragraph-rsid="0009dbd1"/>
    </style:style>
    <style:style style:name="P13" style:family="paragraph" style:parent-style-name="Standard" style:list-style-name="L1">
      <style:text-properties officeooo:rsid="000b75b7" officeooo:paragraph-rsid="000b75b7"/>
    </style:style>
    <style:style style:name="P14" style:family="paragraph" style:parent-style-name="Standard" style:list-style-name="L1">
      <style:text-properties officeooo:rsid="000d5c08" officeooo:paragraph-rsid="000d5c08"/>
    </style:style>
    <style:style style:name="P15" style:family="paragraph" style:parent-style-name="Standard" style:list-style-name="L1">
      <style:text-properties officeooo:rsid="000e6084" officeooo:paragraph-rsid="000e6084"/>
    </style:style>
    <style:style style:name="P16" style:family="paragraph" style:parent-style-name="Standard" style:list-style-name="L1">
      <style:text-properties officeooo:rsid="000fd713" officeooo:paragraph-rsid="000fd713"/>
    </style:style>
    <style:style style:name="P17" style:family="paragraph" style:parent-style-name="Standard" style:list-style-name="L1">
      <style:text-properties officeooo:rsid="00108b36" officeooo:paragraph-rsid="00108b36"/>
    </style:style>
    <style:style style:name="P18" style:family="paragraph" style:parent-style-name="Standard" style:list-style-name="L1">
      <style:text-properties officeooo:rsid="0010b92f" officeooo:paragraph-rsid="0010b92f"/>
    </style:style>
    <style:style style:name="P19" style:family="paragraph" style:parent-style-name="Standard" style:list-style-name="L1">
      <style:text-properties officeooo:rsid="0013a8c6" officeooo:paragraph-rsid="0013a8c6"/>
    </style:style>
    <style:style style:name="P20" style:family="paragraph" style:parent-style-name="Standard" style:list-style-name="L1">
      <style:text-properties officeooo:rsid="00146896" officeooo:paragraph-rsid="00146896"/>
    </style:style>
    <style:style style:name="P21" style:family="paragraph" style:parent-style-name="Standard" style:list-style-name="L1">
      <style:text-properties officeooo:rsid="0015f496" officeooo:paragraph-rsid="0015f496"/>
    </style:style>
    <style:style style:name="P22" style:family="paragraph" style:parent-style-name="Standard" style:list-style-name="L1">
      <style:text-properties officeooo:rsid="00166f03" officeooo:paragraph-rsid="00166f03"/>
    </style:style>
    <style:style style:name="P23" style:family="paragraph" style:parent-style-name="Standard" style:list-style-name="L1">
      <style:text-properties officeooo:rsid="0016eacd" officeooo:paragraph-rsid="0016eacd"/>
    </style:style>
    <style:style style:name="P24" style:family="paragraph" style:parent-style-name="Standard" style:list-style-name="L1">
      <style:text-properties officeooo:rsid="0018d57f" officeooo:paragraph-rsid="0018d57f"/>
    </style:style>
    <style:style style:name="P25" style:family="paragraph" style:parent-style-name="Standard" style:list-style-name="L1">
      <style:text-properties officeooo:rsid="001a2a67" officeooo:paragraph-rsid="001a2a67"/>
    </style:style>
    <style:style style:name="P26" style:family="paragraph" style:parent-style-name="Standard" style:list-style-name="L1">
      <style:text-properties officeooo:rsid="001b08ad" officeooo:paragraph-rsid="001b08ad"/>
    </style:style>
    <style:style style:name="P27" style:family="paragraph" style:parent-style-name="Standard" style:list-style-name="L1">
      <style:text-properties officeooo:rsid="001cfff4" officeooo:paragraph-rsid="001cfff4"/>
    </style:style>
    <style:style style:name="P28" style:family="paragraph" style:parent-style-name="Standard" style:list-style-name="L1">
      <style:text-properties officeooo:rsid="001dd063" officeooo:paragraph-rsid="001dd063"/>
    </style:style>
    <style:style style:name="P29" style:family="paragraph" style:parent-style-name="Standard" style:list-style-name="L1">
      <style:text-properties officeooo:rsid="001f3c3b" officeooo:paragraph-rsid="001f3c3b"/>
    </style:style>
    <style:style style:name="P30" style:family="paragraph" style:parent-style-name="Standard" style:list-style-name="L1">
      <style:text-properties officeooo:rsid="00203ef7" officeooo:paragraph-rsid="00203ef7"/>
    </style:style>
    <style:style style:name="P31" style:family="paragraph" style:parent-style-name="Standard" style:list-style-name="L1">
      <style:text-properties officeooo:rsid="0021ae93" officeooo:paragraph-rsid="0021ae93"/>
    </style:style>
    <style:style style:name="P32" style:family="paragraph" style:parent-style-name="Standard" style:list-style-name="L1">
      <style:text-properties officeooo:rsid="0022cb32" officeooo:paragraph-rsid="0022cb32"/>
    </style:style>
    <style:style style:name="P33" style:family="paragraph" style:parent-style-name="Standard" style:list-style-name="L1">
      <style:text-properties officeooo:rsid="002385ba" officeooo:paragraph-rsid="002385ba"/>
    </style:style>
    <style:style style:name="P34" style:family="paragraph" style:parent-style-name="Standard" style:list-style-name="L1">
      <style:text-properties officeooo:rsid="0024fc53" officeooo:paragraph-rsid="0024fc53"/>
    </style:style>
    <style:style style:name="P35" style:family="paragraph" style:parent-style-name="Standard" style:list-style-name="L1">
      <style:text-properties officeooo:rsid="00253c71" officeooo:paragraph-rsid="00253c71"/>
    </style:style>
    <style:style style:name="P36" style:family="paragraph" style:parent-style-name="Standard" style:list-style-name="L1">
      <style:text-properties officeooo:rsid="0026ddf6" officeooo:paragraph-rsid="0026ddf6"/>
    </style:style>
    <style:style style:name="P37" style:family="paragraph" style:parent-style-name="Standard" style:list-style-name="L1">
      <style:text-properties officeooo:rsid="0027700a" officeooo:paragraph-rsid="0027700a"/>
    </style:style>
    <style:style style:name="P38" style:family="paragraph" style:parent-style-name="Standard" style:list-style-name="L1">
      <style:text-properties officeooo:rsid="0027700a" officeooo:paragraph-rsid="00286d9e"/>
    </style:style>
    <style:style style:name="P39" style:family="paragraph" style:parent-style-name="Standard" style:list-style-name="L1">
      <style:text-properties officeooo:rsid="00277371" officeooo:paragraph-rsid="00277371"/>
    </style:style>
    <style:style style:name="P40" style:family="paragraph" style:parent-style-name="Standard" style:list-style-name="L1">
      <style:text-properties officeooo:rsid="00286d9e" officeooo:paragraph-rsid="00286d9e"/>
    </style:style>
    <style:style style:name="P41" style:family="paragraph" style:parent-style-name="Standard" style:list-style-name="L1">
      <style:text-properties officeooo:rsid="00289042" officeooo:paragraph-rsid="00289042"/>
    </style:style>
    <style:style style:name="P42" style:family="paragraph" style:parent-style-name="Standard" style:list-style-name="L1">
      <style:text-properties officeooo:rsid="002a19ff" officeooo:paragraph-rsid="002a19ff"/>
    </style:style>
    <style:style style:name="P43" style:family="paragraph" style:parent-style-name="Standard" style:list-style-name="L1">
      <style:text-properties officeooo:rsid="002b7f68" officeooo:paragraph-rsid="002b7f68"/>
    </style:style>
    <style:style style:name="P44" style:family="paragraph" style:parent-style-name="Standard" style:list-style-name="L1">
      <style:text-properties officeooo:rsid="002c407c" officeooo:paragraph-rsid="002c407c"/>
    </style:style>
    <style:style style:name="P45" style:family="paragraph" style:parent-style-name="Standard" style:list-style-name="L1">
      <style:text-properties officeooo:rsid="002d92ad" officeooo:paragraph-rsid="002d92ad"/>
    </style:style>
    <style:style style:name="P46" style:family="paragraph" style:parent-style-name="Standard" style:list-style-name="L1">
      <style:text-properties officeooo:rsid="002f916b" officeooo:paragraph-rsid="002f916b"/>
    </style:style>
    <style:style style:name="P47" style:family="paragraph" style:parent-style-name="Standard" style:list-style-name="L1">
      <style:text-properties officeooo:rsid="00309073" officeooo:paragraph-rsid="00309073"/>
    </style:style>
    <style:style style:name="P48" style:family="paragraph" style:parent-style-name="Standard" style:list-style-name="L1">
      <style:text-properties officeooo:rsid="003225ae" officeooo:paragraph-rsid="003225ae"/>
    </style:style>
    <style:style style:name="P49" style:family="paragraph" style:parent-style-name="Standard" style:list-style-name="L1">
      <style:text-properties officeooo:rsid="00333dad" officeooo:paragraph-rsid="00333dad"/>
    </style:style>
    <style:style style:name="P50" style:family="paragraph" style:parent-style-name="Standard" style:list-style-name="L1">
      <style:text-properties officeooo:rsid="0033e505" officeooo:paragraph-rsid="0033e505"/>
    </style:style>
    <style:style style:name="P51" style:family="paragraph" style:parent-style-name="Standard" style:list-style-name="L1">
      <style:text-properties officeooo:rsid="00353bd0" officeooo:paragraph-rsid="00353bd0"/>
    </style:style>
    <style:style style:name="P52" style:family="paragraph" style:parent-style-name="Standard" style:list-style-name="L1">
      <style:text-properties officeooo:rsid="00365dbd" officeooo:paragraph-rsid="00365dbd"/>
    </style:style>
    <style:style style:name="P53" style:family="paragraph" style:parent-style-name="Standard" style:list-style-name="L1">
      <style:text-properties officeooo:rsid="003699ad" officeooo:paragraph-rsid="003699ad"/>
    </style:style>
    <style:style style:name="P54" style:family="paragraph" style:parent-style-name="Standard" style:list-style-name="L1">
      <style:text-properties officeooo:rsid="0036db99" officeooo:paragraph-rsid="0036db99"/>
    </style:style>
    <style:style style:name="P55" style:family="paragraph" style:parent-style-name="Standard" style:list-style-name="L1">
      <style:text-properties officeooo:rsid="00382622" officeooo:paragraph-rsid="00382622"/>
    </style:style>
    <style:style style:name="P56" style:family="paragraph" style:parent-style-name="Standard" style:list-style-name="L1">
      <style:text-properties officeooo:rsid="0039c70b" officeooo:paragraph-rsid="0039c70b"/>
    </style:style>
    <style:style style:name="T1" style:family="text">
      <style:text-properties officeooo:rsid="00286d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text:p>
      <text:list xml:id="list7853909432918059965" text:style-name="L1">
        <text:list-item>
          <text:p text:style-name="P2">Quake 2017 Human Astrocyte Maturation Captured in 3D Cerebral Cortical Spheroids Derived from Pluripotent Stem Cells</text:p>
          <text:list>
            <text:list-item>
              <text:p text:style-name="P2">Highlights</text:p>
              <text:list>
                <text:list-item>
                  <text:p text:style-name="P2">Up to 590 day cultures of human iPSC-derived 3D coritical spheroids (hCSs)</text:p>
                </text:list-item>
                <text:list-item>
                  <text:p text:style-name="P2">Transcriptional and functional characterization of astrocytes from purified hCSs</text:p>
                </text:list-item>
                <text:list-item>
                  <text:p text:style-name="P2">Astrocytes within hCSs mature during in vitro differentiation</text:p>
                </text:list-item>
                <text:list-item>
                  <text:p text:style-name="P2">Early and late stage hCS derived astrocytes are functionally distinct</text:p>
                </text:list-item>
              </text:list>
            </text:list-item>
            <text:list-item>
              <text:p text:style-name="P5">Abstract</text:p>
              <text:list>
                <text:list-item>
                  <text:p text:style-name="P5">Generated astrocyte lineage cells in 3d using human cerebral cortical spheroids from iPSCs. Purified astrocyte-lineage cells from hCSs at stages upt to 20 m onths using immunopanning and cell sorting. Then perofrmed bulk and single cell RNA sequencing to compare them to purified pirimary human brain cells. HCS glia closely resemble primary human fetal astrocytes and that, over time in vitro, they transition to mature astrocyte stage. Transcriptional changes accompanied byalterations in phagocytic capacity and neuronal calcium signaling. HCS derived astrocytes closely resemble primary human astrocytes and can be used for studying development and modeling during disease. </text:p>
                </text:list-item>
              </text:list>
            </text:list-item>
            <text:list-item>
              <text:p text:style-name="P2">Models &amp; Methods</text:p>
              <text:list>
                <text:list-item>
                  <text:p text:style-name="P2">Human iPSC Lines</text:p>
                </text:list-item>
                <text:list-item>
                  <text:p text:style-name="P2">hCS generation and purification</text:p>
                </text:list-item>
                <text:list-item>
                  <text:p text:style-name="P2">Bulk RNA-Seq Library Construction and Sequencing</text:p>
                </text:list-item>
                <text:list-item>
                  <text:p text:style-name="P2">Bulk RNA-Seq Read Mapping, Transcript Assembly and Expression Level Estimation</text:p>
                </text:list-item>
                <text:list-item>
                  <text:p text:style-name="P2">Single cell cDNA synthesis and library preparation</text:p>
                </text:list-item>
                <text:list-item>
                  <text:p text:style-name="P2">single cell RNA sequencing and QC</text:p>
                </text:list-item>
                <text:list-item>
                  <text:p text:style-name="P2">Dimensionality Reduction, Clustering, and Monocle Analysis, Unsupervised Hierarchical Clustering</text:p>
                </text:list-item>
                <text:list-item>
                  <text:p text:style-name="P2">Immunocytochemistry</text:p>
                </text:list-item>
              </text:list>
            </text:list-item>
          </text:list>
        </text:list-item>
        <text:list-item>
          <text:p text:style-name="P6">Quake 2015 A survey of human brain transcriptome diversity at the single cell level</text:p>
          <text:list>
            <text:list-item>
              <text:p text:style-name="P6">Abstract</text:p>
              <text:list>
                <text:list-item>
                  <text:p text:style-name="P7">Previous approaches to classifying brain cell types were looking at few markers. Darmanis used single cell RNA sequencing on 466 cells to get cellular complexity of adult and fetal human brain at whole trascriptome level. Classified cells into major neuronal, glial and vascular cell types. Divided neurons into individual communities that preserved interneuron subtypes typically seen (classically). Used single cell RNA sequencing on human cortical neurons to identify genes differentially expressed between fetal and adult neurons. <text:s/>Observed expression of major histocompatibility complex type I genes in a subset of adult neurons, but not fetal neurons. This is a first step toward a comprehensive cellular atlas of the human brain. </text:p>
                </text:list-item>
              </text:list>
            </text:list-item>
            <text:list-item>
              <text:p text:style-name="P6">Models &amp; Methods</text:p>
              <text:list>
                <text:list-item>
                  <text:p text:style-name="P6">Tissue dissociation and glial depeletion</text:p>
                </text:list-item>
                <text:list-item>
                  <text:p text:style-name="P8">LIVE/DEAD dye on microfluidic RNA-seq chip (Fluidigm) using Fluidigm C1 system. Lysis, reverse transcription,, cDNA preamp with SMARTer Ultra Low RNA Kit for Fluidigm C1 System. CDNA harvested and analyzed on Fragment Analyzer by Advanced Analytical. Library prep performed using Nextera XT DNA Sample Preparation Kit (Illumina). After library prep, cells pooled and sequenced on Illumina NextSeq using 2x75 paired ened reads on NextSeq high output kit. </text:p>
                </text:list-item>
              </text:list>
            </text:list-item>
          </text:list>
        </text:list-item>
        <text:list-item>
          <text:p text:style-name="P9"><text:soft-page-break/>Kriegstein 2017 Human iPSC-Derived Cerebral Organoids Model Cellular Features of Lissencephaly and Reveal Prolonged Mitosis of Outer Radial Glia</text:p>
          <text:list>
            <text:list-item>
              <text:p text:style-name="P10">Highlights</text:p>
              <text:list>
                <text:list-item>
                  <text:p text:style-name="P9">Cortical organoids from control and MDS patient derived iPSCs model lissencephaly</text:p>
                </text:list-item>
                <text:list-item>
                  <text:p text:style-name="P9">Neural stem cells in MDS organoids show increased apoptosis and horizontal divisions</text:p>
                </text:list-item>
                <text:list-item>
                  <text:p text:style-name="P9">Deep layer neurons are more abundant in MDS organoids than in controls</text:p>
                </text:list-item>
                <text:list-item>
                  <text:p text:style-name="P9">Outer radial glia like cells forming in MDS organoids show a mitotic delay</text:p>
                </text:list-item>
              </text:list>
            </text:list-item>
            <text:list-item>
              <text:p text:style-name="P10">Abstract</text:p>
              <text:list>
                <text:list-item>
                  <text:p text:style-name="P9">classical lissencephaly is neuro disordered associatred with mental retardation, intractable epilepsy, and Miller Dieker Syndrom (MDS). Investigated the effects of MDS on human progenitor subtypes that control neuronal output and influence brain topology. Looked at cerebral organoids from control and MDS-induced pluripotent stem cells using time plape imaging, immunostaining, and sc RNA sequencing. Saw a cell migration defect that was rescued when the MDS chromosoal deletion and apoptosis of founder neuroepithelial stem cells. Identified a mitotic defect in outer radial glia, a progenitor subtype that is mostly absent from lissencephalic rodents, but critical for human neocortical expansion. This paper increases the understanding of MDS pathogenesis and highlights the utility of cerebral organoids for modeling human neurodevelopmental disorders. </text:p>
                </text:list-item>
              </text:list>
            </text:list-item>
            <text:list-item>
              <text:p text:style-name="P10">Models and Methods</text:p>
              <text:list>
                <text:list-item>
                  <text:p text:style-name="P12">hiPSC derivation and culture methods</text:p>
                </text:list-item>
                <text:list-item>
                  <text:p text:style-name="P12">cerebral organoid generation and culturesqPCR</text:p>
                </text:list-item>
                <text:list-item>
                  <text:p text:style-name="P12">organoid slice culture, viral infection and time lapse imaging</text:p>
                </text:list-item>
                <text:list-item>
                  <text:p text:style-name="P12">neuronal migration assays</text:p>
                </text:list-item>
                <text:list-item>
                  <text:p text:style-name="P12">immunocytochemistry</text:p>
                </text:list-item>
                <text:list-item>
                  <text:p text:style-name="P12">single cell RNA sequenincg </text:p>
                </text:list-item>
                <text:list-item>
                  <text:p text:style-name="P12">outlier removal and enrichment for cortical lineage cells</text:p>
                </text:list-item>
                <text:list-item>
                  <text:p text:style-name="P12">identification of radial glia like cells and analysis of heterogeneity</text:p>
                </text:list-item>
              </text:list>
            </text:list-item>
          </text:list>
        </text:list-item>
        <text:list-item>
          <text:p text:style-name="P13">Kriegstein 2017 The use of brain organoids to investigate neural development and disease</text:p>
          <text:list>
            <text:list-item>
              <text:p text:style-name="P10">Abstract</text:p>
              <text:list>
                <text:list-item>
                  <text:p text:style-name="P13">Understanding the development and dysfunction of the human brain is a major goal of neurobiology. Much of our current understanding of human brain development has been derived frokm the examination of post-mortem and pathological specimens, bolstered by observations of developing non-human primates and experimental studies focused largely on mouse models. However these tissue specimens and model systems cannot fully capture the unique and dynamic features of human brain development. Recent advances ins tem cell technologies that enable the generation of human brain organoids from pluripotent stem cells promise to profoundly change our understanding of the development of the human brain and enable a detailed study of the pathogenesis of inherited and acquired brain diseases. </text:p>
                </text:list-item>
              </text:list>
            </text:list-item>
          </text:list>
        </text:list-item>
        <text:list-item>
          <text:p text:style-name="P14">Quake 2017 Single-Cell Analysis of Human Pancreas Reveals Transcriptional Signatures of Aging and SOmatic Mutation Patterns</text:p>
          <text:list>
            <text:list-item>
              <text:p text:style-name="P10">Highlights</text:p>
              <text:list>
                <text:list-item>
                  <text:p text:style-name="P14">RNA seq of single cells from donors allows detection of stochastic age related errors</text:p>
                </text:list-item>
                <text:list-item>
                  <text:p text:style-name="P14">cells from older donors have increased transcriptional noise and signs of fate drift</text:p>
                </text:list-item>
                <text:list-item>
                  <text:p text:style-name="P14">endocrine pancrease cells display an oxidative stress related mutational signature</text:p>
                </text:list-item>
                <text:list-item>
                  <text:p text:style-name="P14">cellular stress and metabolic genes are high in cells with accumulation errors</text:p>
                </text:list-item>
              </text:list>
            </text:list-item>
            <text:list-item>
              <text:p text:style-name="P10"><text:soft-page-break/>Abstract</text:p>
              <text:list>
                <text:list-item>
                  <text:p text:style-name="P15">Aging organism cells build genetic and epigenetic erros that eventuall leady to impaied organ function or ctastropihic transformation such as cancer. Because aging reflects a stochastic process of increaing disorder, cells in an orga will be individually affected in different ways, thus rendering bulk analysies of postmitotic adult cells difficult to interpret. Here we diredctlty measure the effects of aging in the human tissue by performing single cell transcriptome analysis of 2,544 human pancreas cells from eight donors spanning six decades of life. We find that islet endocrine cells from older donors display increased levels of transcriptional noise and potential fate drift. By determining the mutatationl history of individual cells, we uncover a novel mutational signature in healthy aging endocrine cells. Our results demonstrate the feasibility of using single cell RNA sequencing data from primary cells to derivie insigts into genetic and transcriptional processes that operate on aging human tissue. </text:p>
                </text:list-item>
              </text:list>
            </text:list-item>
            <text:list-item>
              <text:p text:style-name="P10">Models and Methods</text:p>
              <text:list>
                <text:list-item>
                  <text:p text:style-name="P16">Flow cytometry</text:p>
                </text:list-item>
                <text:list-item>
                  <text:p text:style-name="P16">single cell RNA sequencegenomic sequencing </text:p>
                </text:list-item>
                <text:list-item>
                  <text:p text:style-name="P16">in situ rna and protein staining</text:p>
                </text:list-item>
              </text:list>
            </text:list-item>
          </text:list>
        </text:list-item>
        <text:list-item>
          <text:p text:style-name="P17">Cancer Genome Atlas 2014 Integrated genomic characterization of papillary thyroid carcinoma</text:p>
          <text:list>
            <text:list-item>
              <text:p text:style-name="P10">Abstract</text:p>
              <text:list>
                <text:list-item>
                  <text:p text:style-name="P18">Papillary thyroid carcinoma is the most common type of thyroid cancer. Here we describe the genomic landscape of 496 PTCs. We observed a low frequency of somatic alterations (relative to other carcinomas) and extended the set of known PTC driver alterations to include EIF1AX PPM1D and CHEK2 and diverse gene fusions. These discoveries reduced the fraction of PTC cases with unkown oncogenic driver from 25 % to 3.5 %. Combined analyses of genomic variants, gene expression, and methylation demonstrated that different driver groups lead to different pathologies with distinct signaling andifferentiation characteristics. Similarly, we identified distinct molecular subgrupos of BRAFmutant tumors and multidimensional analyses highlighted a potential involvement of oncomiRs in less-differentiated subfgroups. Our results propose a reclassification of thyroid cancers into molecular subtypes that better reflect their underlying signlaing and idfferentiation properties, which as the potential tioo improve their pathological classificaiton and better inform the management of the disease. </text:p>
                </text:list-item>
              </text:list>
            </text:list-item>
            <text:list-item>
              <text:p text:style-name="P10">Models and Methods</text:p>
              <text:list>
                <text:list-item>
                  <text:p text:style-name="P17">Tumor and normal thyroid samples obtained. DNA, RNA and protein were purified and distributed throughout the TCGA network. 496 primary tumors and 8 metastic tumors were assayed on at least one molecular profiling platform.</text:p>
                </text:list-item>
                <text:list-item>
                  <text:p text:style-name="P17">Exome and whole genome DNA sequencing, RNA sequencing, miRNA sequencing, SNP arrays, DNA methylation arrays, reverse phase protein arrays. </text:p>
                </text:list-item>
              </text:list>
            </text:list-item>
          </text:list>
        </text:list-item>
        <text:list-item>
          <text:p text:style-name="P19">Stuart 2015 Functionally Distinct Subsets of Lineage-Biased Multipotent Progenitors Control Blood Production in Normal and Regenerative Conditions</text:p>
          <text:list>
            <text:list-item>
              <text:p text:style-name="P10">Abstract</text:p>
              <text:list>
                <text:list-item>
                  <text:p text:style-name="P19">Despite great advances in understanding the mechanisms underlying blood production, lineage specification at the level of multipotent progenitors remains poorly understood. Here, we show that MPP2 and MPP3 are distinct myeloid-biased MPP subsets that work together with lymphoid primed MPP4 cells to control blood production. We find that all MPPs are produced in parallel by hematopoietic stem cells, but with different kinetics <text:soft-page-break/>and at variable elevels depending on hematopoietic demands. We also show that the normally rare myeloid-biased MPPs are transiently overproduced by HSCs in regernating conditions, hence supporting myeloid amplification to rebuild the hematopoietic system. This shift is accompied by a reduction in self-renewal activity in regenerating HSCs and reprogramming of MPP4 fate towards the myeloid lineage. Our results uspport a dynamic model of blood development in which HSCs convey lineage specification through independent production of distinct lineage-biased MPP subsets that in turn support lineage expansion and idfferentiation. </text:p>
                </text:list-item>
              </text:list>
            </text:list-item>
            <text:list-item>
              <text:p text:style-name="P10">Models and Methods</text:p>
              <text:list>
                <text:list-item>
                  <text:p text:style-name="P19">flow cytometry</text:p>
                </text:list-item>
                <text:list-item>
                  <text:p text:style-name="P19">RNA isolated, rna amplified, labled and fragmented and hybridized onto mouse gene arrays. Gene signatures were determined by contrasting the gene expression patterns characteristic of each population. </text:p>
                </text:list-item>
                <text:list-item>
                  <text:p text:style-name="P19">Gene expression analysis using fluidigm 96. 100 cells OR single cells were reverse transcribed and preamplifed . The cDNAs were analyzed using biomark system fluidigm. </text:p>
                </text:list-item>
              </text:list>
            </text:list-item>
          </text:list>
        </text:list-item>
        <text:list-item>
          <text:p text:style-name="P20">Ideker 2015 NDEx, the Network Data Exchange</text:p>
          <text:list>
            <text:list-item>
              <text:p text:style-name="P10">Abstract</text:p>
              <text:list>
                <text:list-item>
                  <text:p text:style-name="P20">Networks are a powerful and flexible methodology for expressing biological knowledge for computation and communication. Network encoded information can include systematic screens for moledcular interactions, bioloigcal relationships curated from literature, and outputs from analysis of Big Data. NDEx, the network data exchange is an online commons where scientists can upload, share , and publicly distribute networks. Networks in NDEx receive globally unique accession IDs and can be stored for private use, shared in prepublication collaboration or released for public access. Standard and novel data formats are accomodated in a flexible storage model. Organizations can use NDEx as a distribution channel for networks they generate or curate. Developers of bioinformatic applications can store and query NDEx networks via a common programmatic interface. NDEx helps expand the role of networks in scientific discoure and fcilitates the integration of networks asdata in publications. It is a step towards anecosystem in which networks bearing data, hypotehess and findings flow easiliby vetween scientists. </text:p>
                </text:list-item>
              </text:list>
            </text:list-item>
          </text:list>
        </text:list-item>
        <text:list-item>
          <text:p text:style-name="P21">Stuart 2015 A basal stem cell signature identifies aggressive prostate cancer phenotypes</text:p>
          <text:list>
            <text:list-item>
              <text:p text:style-name="P10">Abstract</text:p>
              <text:list>
                <text:list-item>
                  <text:p text:style-name="P21">Evidence frok numerous cancers suggests that increased aggresiveness is acocompanied by upregulation of signaling pathways and acquisition of properties common to stem cells. It is unclear if different subtypes of late stage cancer vary in stemness properities and whether or not these subtypes are transcriptonally similar to normal tissue stem cells. We report a gene signature specific for human prostate basal cells that is differentially enriched in various phenotypes of late stage metastic prostate cancer. We FACS purified and transcriptionally profiled basal and luminal epithelial populations from the benign and cancerous regions of primary human prostates. High-throughput RNA sequencing showed the basal population to be defined by genes assoicated with stem cell signaling programs and invasiveness. Application of a 91 gene basal signature to gene expression datasets from patients with organ confied or hormone refratory metastic prostate cnacer revelaed that metastic small cell neuroendocrine carcinoma was molecularly mor stem-like than either metastatic adenocarcinoma or organc confined adenocarcinoma. Bioinformatic analysis of the basal cella nd two human csmall cell <text:soft-page-break/>gene signatures identified a set of E2F target genes common between prostate small cell neuroendocrine carciinoma and primary prostat basal cells. Taken together our data suggest that aggressive prostate cnacer shares a transcriptional program with normal adult prostate basal stem cells. </text:p>
                </text:list-item>
              </text:list>
            </text:list-item>
            <text:list-item>
              <text:p text:style-name="P10">Models and Methods</text:p>
              <text:list>
                <text:list-item>
                  <text:p text:style-name="P22">library construction and rnaq seq epithelial populations. RNA was isoalted using Rneasy mini kit and rna quality was tested. Rna seq libraries were constructed. Purified and adapter ligated. The pooled multiplexed libraries were sequenced to generate 100 bp paired end reads on an illumina hiseq 2000 platform. Raw RNA seq files were mapped to the hg19 human genome using Mapslice and transcripts were q<text:tab/>uantified using RNA seq by expectation maximization (RSEM). </text:p>
                </text:list-item>
                <text:list-item>
                  <text:p text:style-name="P22">Unsupervised clustering, differntial expression analysis and spia. </text:p>
                </text:list-item>
              </text:list>
            </text:list-item>
          </text:list>
        </text:list-item>
        <text:list-item>
          <text:p text:style-name="P22">Stuart 2017 TRACING CO-REGULATORY NETWORK DYNAMICS IN NOISY, SINGLE-CELL TRANSCRIPTOME TRAJECTORIES</text:p>
          <text:list>
            <text:list-item>
              <text:p text:style-name="P10">Highlights</text:p>
            </text:list-item>
            <text:list-item>
              <text:p text:style-name="P10">Abstract</text:p>
              <text:list>
                <text:list-item>
                  <text:p text:style-name="P22">The availability of gene expression data at the single cell level makes it possible to probe the molecular underpinnings of complex biological processes such as differentiation and oncogenesis. Promising new methods have emerged for reconstructing a progression ’trajectory’ from static single-cell transcriptome measurements. However, it remains unclear how to adequately model the appreciable level of noise in these data to elucidate gene regulatory network rewiring. Here, we present a framework called Single Cell Inference of MorphIng Trajectories and their Associated Regulation (SCIMITAR) that infers progressions from static single-cell transcriptomes by employing a continuous parametrization of Gaussian mixtures in high-dimensional curves. SCIMITAR yields rich models from the data that highlight genes with expression and co- expression patterns that are associated with the inferred progression. Further, SCIMITAR extracts regulatory states from the implicated trajectory-evolving co-expression networks. We benchmark the method on simulated data to show that it yields accurate cell ordering and gene network inferences. Applied to the interpretation of a single-cell human fetal neuron dataset, SCIMITAR finds progression-associated genes in cornerstone neural differentiation pathways missed by standard differential expression tests. Finally, by leveraging the rewiring of gene-gene co- expression relations across the progression, the method reveals the rise and fall of co-regulatory states and trajectory-dependent gene modules. These analyses implicate new transcription factors in neural differentiation including putative co-factors for the multi-functional NFAT pathway.</text:p>
                </text:list-item>
              </text:list>
            </text:list-item>
          </text:list>
        </text:list-item>
        <text:list-item>
          <text:p text:style-name="P23">Stuart 2016 ONE-CLASS DETECTION OF CELL STATES IN TUMOR SUBTYPES</text:p>
          <text:list>
            <text:list-item>
              <text:p text:style-name="P10">Highlights</text:p>
            </text:list-item>
            <text:list-item>
              <text:p text:style-name="P10">Abstract</text:p>
              <text:list>
                <text:list-item>
                  <text:p text:style-name="P23">The cellular composition of a tumor greatly influences the growth, spread, immune activity, drug response, and other aspects of the disease. Tumor cells are usually comprised of a heterogeneous mixture of subclones, each of which could contain their own distinct character. The presence of minor subclones poses a serious health risk for patients as any one of them could harbor a fitness advantage with respect to the current treatment regimen, fueling resistance. It is therefore vital to accurately assess the make-up of cell states within a tumor biopsy. Transcriptome-wide assays from RNA sequencing provide key data from which cell state signatures can be detected. However, <text:soft-page-break/>the challenge is to find them within samples containing mixtures of cell types of unknown proportions. We propose a novel one-class method based on logistic regression and show that its performance is competitive to two established SVM-based methods for this detection task. We demonstrate that one-class models are able to identify specific cell types in heterogeneous cell populations better than their binary predictor counterparts. We derive one-class predictors for the major breast and bladder subtypes and reaffirm the connection between these two tissues. In addition, we use a one-class predictor to quantitatively associate an embryonic stem cell signature with an aggressive breast cancer subtype that reveals shared stemness pathways potentially important for treatment.</text:p>
                </text:list-item>
              </text:list>
            </text:list-item>
            <text:list-item>
              <text:p text:style-name="P10">Models and Methods</text:p>
            </text:list-item>
          </text:list>
        </text:list-item>
        <text:list-item>
          <text:p text:style-name="P24">Stuart 2016 Pathway-Based Genomics Prediction using Generalized Elastic Net</text:p>
          <text:list>
            <text:list-item>
              <text:p text:style-name="P10">Highlights</text:p>
            </text:list-item>
            <text:list-item>
              <text:p text:style-name="P10">Abstract</text:p>
              <text:list>
                <text:list-item>
                  <text:p text:style-name="P24">We present a novel regularization scheme called The Generalized Elastic Net (GELnet) that incorporates gene pathway information into feature selection. The proposed formula- tion is applicable to a wide variety of problems in which the interpretation of predictive fea- tures using known molecular interactions is desired. The method naturally steers solutions toward sets of mechanistically interlinked genes. Using experiments on synthetic data, we demonstrate that pathway-guided results maintain, and often improve, the accuracy of pre- dictors even in cases where the full gene network is unknown. We apply the method to pre- dict the drug response of breast cancer cell lines. GELnet is able to reveal genetic determinants of sensitivity and resistance for several compounds. In particular, for an EGFR/HER2 inhibitor, it finds a possible trans-differentiation resistance mechanism missed by the corresponding pathway agnostic approach.</text:p>
                </text:list-item>
              </text:list>
            </text:list-item>
            <text:list-item>
              <text:p text:style-name="P10">Models and Methods</text:p>
            </text:list-item>
          </text:list>
        </text:list-item>
        <text:list-item>
          <text:p text:style-name="P25">Stuart 2016 Inferring causal molecular networks: empirical assessment through a community-based effort</text:p>
          <text:list>
            <text:list-item>
              <text:p text:style-name="P10">Highlights</text:p>
            </text:list-item>
            <text:list-item>
              <text:p text:style-name="P10">Abstract</text:p>
              <text:list>
                <text:list-item>
                  <text:p text:style-name="P26">Inferring molecular networks is a central challenge in computational biology. However, it has remained unclear whether causal, rather than merely correlational, relationships can be effectively inferred in complex biological settings. Here we describe the HPN-DREAM network inference challenge that focused on learning causal influences in signaling networks. We used phosphoprotein data from cancer cell lines as well as in silico data from a nonlinear dynamical model. Using the phosphoprotein data, we scored more than 2,000 networks submitted by challenge participants. The networks spanned 32 biological contexts and were scored in terms of causal validity with respect to unseen interventional data. A number of approaches were effective and incorporating known biology was generally advantageous. Additional sub-challenges considered time-course prediction and visualization. Our results constitute the most comprehensive assessment of causal network inference in a mammalian setting carried out to date and suggest that learning causal relationships may be feasible in complex settings such as disease states. Furthermore, our scoring approach provides a practical way to empirically assess the causal validity of inferred molecular networks.</text:p>
                </text:list-item>
              </text:list>
            </text:list-item>
            <text:list-item>
              <text:p text:style-name="P10">Models and Methods</text:p>
            </text:list-item>
          </text:list>
        </text:list-item>
        <text:list-item>
          <text:p text:style-name="P27"><text:soft-page-break/>Huang 2016 N-Myc Drives Neuroendocrine Prostate Cancer Initiated from Human Prostate Epithelial Cells</text:p>
          <text:list>
            <text:list-item>
              <text:p text:style-name="P10">Highlights</text:p>
            </text:list-item>
            <text:list-item>
              <text:p text:style-name="P10">Abstract</text:p>
              <text:list>
                <text:list-item>
                  <text:p text:style-name="P27">MYCN amplification and overexpression are common in neuroendocrine prostate cancer (NEPC). However, the impact of aberrant N-Myc expression in prostate tumorigenesis and the cellular origin of NEPC have not been established. We define N-Myc and activated AKT1 as oncogenic components sufficient to transform human prostate epithelial cells to prostate adenocarcinoma and NEPC with phenotypic and molecular features of aggressive, late-stage human disease. We directly show that prostate adenocarcinoma and NEPC can arise from a common epithelial clone. Further, N-Myc is required for tumor maintenance and destabilization of N-Myc through Aurora A kinase inhibition reduces tumor burden. Our findings establish N-Myc as a driver of NEPC and a target for therapeutic intervention.</text:p>
                </text:list-item>
              </text:list>
            </text:list-item>
            <text:list-item>
              <text:p text:style-name="P10">Models and Methods</text:p>
              <text:list>
                <text:list-item>
                  <text:p text:style-name="P28">whole transcriptome sequencing analysis: laser capture microdissection, RNA isolation, library preparation, RNA sequencing analysis, and generation of neuroendocrine prostate cancer gene signature. </text:p>
                </text:list-item>
                <text:list-item>
                  <text:p text:style-name="P28">Copy number variation and hwole exome sequencing analysis</text:p>
                </text:list-item>
                <text:list-item>
                  <text:p text:style-name="P28"/>
                </text:list-item>
              </text:list>
            </text:list-item>
          </text:list>
        </text:list-item>
        <text:list-item>
          <text:p text:style-name="P29">Ideker 2016 Methylome-wide Analysis of Chronic HIV Infection Reveals Five-Year Increase in Biological Age and Epigenetic Targeting of HLA</text:p>
          <text:list>
            <text:list-item>
              <text:p text:style-name="P10">Highlights</text:p>
            </text:list-item>
            <text:list-item>
              <text:p text:style-name="P10">Abstract</text:p>
              <text:list>
                <text:list-item>
                  <text:p text:style-name="P29">HIV-infected individuals are living longer on antiretroviral therapy, but many patients display signs that in some ways resemble premature aging. To investigate and quantify the impact of chronic HIV infection on aging, we report a global analysis of the whole blood DNA methylomes of 137 HIV+ individuals under sustained therapy along with 44 matched HIV− individuals. First, we develop and validate epigenetic models of aging that are independent of blood cell composition. Using these models, we find that both chronic and recent HIV infection lead to an average aging advancement of 4.9 years, increasing expected mortality risk by 19%. In addition, sustained infection results in global deregulation of the methylome across &gt;80,000 CpGs and specific hypomethylation of the region encoding the human leukocyte antigen locus (HLA). We find that decreased HLA methylation is predictive of lower CD4/CD8 T cell ratio, linking molecular aging, epigenetic regulation and disease progression.</text:p>
                </text:list-item>
              </text:list>
            </text:list-item>
            <text:list-item>
              <text:p text:style-name="P10">Models and Methods</text:p>
              <text:list>
                <text:list-item>
                  <text:p text:style-name="P30">sample collection and methylation analysis</text:p>
                </text:list-item>
              </text:list>
            </text:list-item>
          </text:list>
        </text:list-item>
        <text:list-item>
          <text:p text:style-name="P30">2016 Stuart Phosphoproteome Integration Reveals Patient-Specific Networks in Prostate Cancer</text:p>
          <text:list>
            <text:list-item>
              <text:p text:style-name="P10">Highlights</text:p>
            </text:list-item>
            <text:list-item>
              <text:p text:style-name="P10">Abstract</text:p>
              <text:list>
                <text:list-item>
                  <text:p text:style-name="P30">We used clinical tissue from lethal metastatic castration resistant prostate cancer (CRPC) patients obtained at rapid autopsy to evaluate diverse genomic, transcriptomic, and phosphoproteomic datasets for pathway analysis. Using Tied Diffusion through Interacting Events (TieDIE), we integrated differentially expressed master transcriptional regulators, functionally mutated genes, and differentially activated kinases in CRPC tissues to synthesize a robust signaling network consisting of <text:soft-page-break/>druggable kinase pathways. Using MSigDB hallmark gene sets, six major signaling pathways with phosphorylation of several key residues were significantly enriched in CRPC tumors after incorporation of phosphoproteomic data. Individual autopsy profiles developed using these hallmarks revealed clinically relevant pathway information potentially suitable for patient stratification and targeted therapies in late stage prostate cancer. Here we describe phosphorylation-based cancer hallmarks using integrated personalized signatures (pCHIPS) that sheds light on the diversity of activated signaling pathways in metastatic CRPC while providing an integrative, pathway-based reference for drug prioritization in individual patients.</text:p>
                </text:list-item>
              </text:list>
            </text:list-item>
            <text:list-item>
              <text:p text:style-name="P10">Models and Methods</text:p>
              <text:list>
                <text:list-item>
                  <text:p text:style-name="P30">quantitative mass spectrometry</text:p>
                </text:list-item>
              </text:list>
            </text:list-item>
          </text:list>
        </text:list-item>
        <text:list-item>
          <text:p text:style-name="P30">Wang 2016 Reversible Regulation of Promoter and Enhancer Histone Landscape by DNA Methylation in Mouse Embryonic Stem Cells</text:p>
          <text:list>
            <text:list-item>
              <text:p text:style-name="P10">Highlights</text:p>
            </text:list-item>
            <text:list-item>
              <text:p text:style-name="P10">Abstract</text:p>
              <text:list>
                <text:list-item>
                  <text:p text:style-name="P30">DNA methylation is one of a number of modes of epigenetic gene regulation. Here, we profile the DNA methylome, transcriptome, and global occupancy of histone modifications (H3K4me1, H3K4me3, H3K27me3, and H3K27ac) in a series of mouse embryonic stem cells (mESCs) with varying DNA methylation levels to study the effects of DNA methylation on deposition of histone modifications. We find that genome-wide DNA demethylation alters occupancy of histone modifications at both promoters and enhancers. This is reversed upon remethylation by Dnmt expression. DNA methylation promotes H3K27me3 deposition at bivalent promoters, while opposing H3K27me3 at silent promoters. DNA methylation also reversibly regulates H3K27ac and H3K27me3 at previously identified tissue-specific enhancers. These effects require DNMT catalytic activity. Collectively, our data show that DNA methylation is essential and instructive for deposition of specific histone modifications across regulatory regions, which together influences gene expression patterns in mESCs.</text:p>
                </text:list-item>
              </text:list>
            </text:list-item>
            <text:list-item>
              <text:p text:style-name="P10">Models and Methods</text:p>
              <text:list>
                <text:list-item>
                  <text:p text:style-name="P30">mESC grown on irradiated mouse embryonic fibroblasts</text:p>
                </text:list-item>
                <text:list-item>
                  <text:p text:style-name="P30">ChIP-Seeq and Analysis</text:p>
                </text:list-item>
                <text:list-item>
                  <text:p text:style-name="P30">Reduced representation bisulfite sequencing and analysis</text:p>
                </text:list-item>
                <text:list-item>
                  <text:p text:style-name="P30">RNA seq and analsysi </text:p>
                </text:list-item>
              </text:list>
            </text:list-item>
          </text:list>
        </text:list-item>
        <text:list-item>
          <text:p text:style-name="P30">Frazer 2017 Aberrant DNA Methylation in Human iPSCs Associates with MYC-Binding Motifs in a Clone-Specific Manner Independent of Genetics</text:p>
          <text:list>
            <text:list-item>
              <text:p text:style-name="P10">Highlights</text:p>
            </text:list-item>
            <text:list-item>
              <text:p text:style-name="P10">Abstract</text:p>
              <text:list>
                <text:list-item>
                  <text:p text:style-name="P30">iPSCs show variable methylation patterns between lines, some of which reflect aberrant differences relative to ESCs. To examine whether this aberrant methylation results from genetic variation or non-genetic mechanisms, we generated human iPSCs from monozygotic twins to investigate how genetic background, clone, and passage number contribute. We found that aberrantly methylated CpGs are enriched in regulatory regions associated with MYC protein motifs and affect gene expression. We classified differentially methylated CpGs as being associated with genetic and/or non-genetic factors (clone, passage) and found that aberrant methylation preferentially occurs at CpGs associated with clone-specific effects. We further found that clone-specific effects play a strong role in recurrent aberrant methylation at specific CpG sites across different <text:soft-page-break/>studies. Our results argue that a non-genetic biological mechanism underlies aberrant methylation in iPSCs, and that it is likely based on a probabilistic process involving MYC that takes place during or shortly after reprogramming.</text:p>
                </text:list-item>
              </text:list>
            </text:list-item>
            <text:list-item>
              <text:p text:style-name="P10">Models and Methods</text:p>
              <text:list>
                <text:list-item>
                  <text:p text:style-name="P31">iPSC derivation and cultures and characterization</text:p>
                </text:list-item>
                <text:list-item>
                  <text:p text:style-name="P31">mehtylation arrays</text:p>
                </text:list-item>
                <text:list-item>
                  <text:p text:style-name="P31">HumanCoreExome arrays</text:p>
                </text:list-item>
                <text:list-item>
                  <text:p text:style-name="P31">RNA-seq</text:p>
                </text:list-item>
                <text:list-item>
                  <text:p text:style-name="P31">copy number variation determination</text:p>
                </text:list-item>
                <text:list-item>
                  <text:p text:style-name="P31">identification of aberrant CpG sites</text:p>
                </text:list-item>
                <text:list-item>
                  <text:p text:style-name="P31">ROADMAP analysis</text:p>
                </text:list-item>
                <text:list-item>
                  <text:p text:style-name="P31">Aberrant methylation and gene expression</text:p>
                </text:list-item>
                <text:list-item>
                  <text:p text:style-name="P31">whole genome sequencing/variant calling</text:p>
                </text:list-item>
              </text:list>
            </text:list-item>
          </text:list>
        </text:list-item>
        <text:list-item>
          <text:p text:style-name="P31">Frazer 2017 Large-Scale Profiling Reveals the Influence of Genetic Variation on Gene Expression in Human Induced Pluripotent Stem Cells</text:p>
          <text:list>
            <text:list-item>
              <text:p text:style-name="P10">Highlights</text:p>
            </text:list-item>
            <text:list-item>
              <text:p text:style-name="P10">Abstract</text:p>
              <text:list>
                <text:list-item>
                  <text:p text:style-name="P31">In this study, we used whole genome sequencing and gene expression profiling of 215 human induced pluripotent stem cell (iPSC) lines from different donors to identify genetic variants associated with RNA expression for 5,746 genes. We were able to predict causal variants for these expression quantitative trait loci (eQTLs) that disrupt transcription factor binding and validated a subset of them experimentally. We also identified copy number variant (CNV) eQTLs, including some that appear to affect gene expression by altering the copy number of intergenic regulatory regions. In addition, we were able to identify effects on gene expression of rare genic CNVs and regulatory single nucleotide variants, and found that reactivation of gene expression on the X chromosome depends on gene chromosomal position. Our work highlights the value of iPSCs for genetic association analyses and provides a unique resource for investigating the genetic regulation of gene expression in pluripotent cells.</text:p>
                </text:list-item>
              </text:list>
            </text:list-item>
            <text:list-item>
              <text:p text:style-name="P10">Models and Methods</text:p>
              <text:list>
                <text:list-item>
                  <text:p text:style-name="P32">reprogrammed fibroblasts using sendair virus</text:p>
                </text:list-item>
                <text:list-item>
                  <text:p text:style-name="P32">pluripotency was assesed by measuring gene epxression for pluripotency and mesoderm markers by RNA-seq and blow cytometry. </text:p>
                </text:list-item>
                <text:list-item>
                  <text:p text:style-name="P32">RNA library preparation and sequencing</text:p>
                </text:list-item>
                <text:list-item>
                  <text:p text:style-name="P32">DNA library preparation and sequencing</text:p>
                </text:list-item>
                <text:list-item>
                  <text:p text:style-name="P32">ChIP library preparation and sequencing</text:p>
                </text:list-item>
              </text:list>
            </text:list-item>
          </text:list>
        </text:list-item>
        <text:list-item>
          <text:p text:style-name="P32">Frazer 2017 Pgltools: a genomic arithmetic tool suite for manipulation of Hi-C peak and other chromatin interaction data.</text:p>
          <text:list>
            <text:list-item>
              <text:p text:style-name="P10">Highlights</text:p>
            </text:list-item>
            <text:list-item>
              <text:p text:style-name="P10">Abstract</text:p>
              <text:list>
                <text:list-item>
                  <text:p text:style-name="P32">Abstract Background: Genomic interaction studies use next-generation sequencing (NGS) to examine the interactions between two loci on the genome, with subsequent bioinformatics analyses typically including annotation, intersection, and merging of data from multiple experiments. While many file types and analysis tools exist for storing and manipulating single locus NGS data, there is currently no file standard or analysis tool suite for manipulating and storing paired- genomic-loci: the data type resulting from “genomic interaction” studies. As genomic interaction sequencing data are becoming <text:soft-page-break/>prevalent, a standard file format and tools for working with these data conveniently and efficiently are needed. Results: This article details a file standard and novel software tool suite for working with paired-genomic-loci data. We present the paired-genomic-loci (PGL) file standard for genomic-interactions data, and the accompanying analysis tool suite “pgltools”: a cross platform, pypy compatible python package available both as an easy-to-use UNIX package, and as a python module, for integration into pipelines of paired-genomic-loci analyses. Conclusions: Pgltools is a freely available, open source tool suite for manipulating paired-genomic-loci data. Source code, an in-depth manual, and a tutorial are available publicly at www.github.com/billgreenwald/pgltools, and a python module of the operations can be installed from PyPI via the PyGLtools module. Keywords: Hi-CChIA-PET, Chromatin conformation capture, Peak, Paired-genomic-loci, Tool suite, Bedtools, Genomic arithmetic</text:p>
                </text:list-item>
              </text:list>
            </text:list-item>
            <text:list-item>
              <text:p text:style-name="P10">Models and Methods</text:p>
            </text:list-item>
          </text:list>
        </text:list-item>
        <text:list-item>
          <text:p text:style-name="P33">Frazer 2017 High-Throughput and Cost-Effective Characterization of Induced Pluripotent Stem Cells</text:p>
          <text:list>
            <text:list-item>
              <text:p text:style-name="P10">Highlights</text:p>
            </text:list-item>
            <text:list-item>
              <text:p text:style-name="P10">Abstract</text:p>
              <text:list>
                <text:list-item>
                  <text:p text:style-name="P33">Reprogramming somatic cells to induced pluripotent stem cells (iPSCs) offers the possibility of studying the molecular mechanisms un- derlying human diseases in cell types difficult to extract from living patients, such as neurons and cardiomyocytes. To date, studies have been published that use small panels of iPSC-derived cell lines to study monogenic diseases. However, to study complex diseases, where the genetic variation underlying the disorder is unknown, a sizable number of patient-specific iPSC lines and controls need to be gener- ated. Currently the methods for deriving and characterizing iPSCs are time consuming, expensive, and, in some cases, descriptive but not quantitative. Here we set out to develop a set of simple methods that reduce cost and increase throughput in the characterization of iPSC lines. Specifically, we outline methods for high-throughput quantification of surface markers, gene expression analysis of in vitro differentiation potential, and evaluation of karyotype with markedly reduced cost.</text:p>
                </text:list-item>
              </text:list>
            </text:list-item>
            <text:list-item>
              <text:p text:style-name="P10">Models and Methods</text:p>
              <text:list>
                <text:list-item>
                  <text:p text:style-name="P33">iPSC Generation</text:p>
                </text:list-item>
                <text:list-item>
                  <text:p text:style-name="P33">Fluorescent Cell Barcoding</text:p>
                </text:list-item>
                <text:list-item>
                  <text:p text:style-name="P33">Marker Gene Selection for 12 Gene qPCR</text:p>
                </text:list-item>
                <text:list-item>
                  <text:p text:style-name="P33">HumanCoreExome BeadChips</text:p>
                </text:list-item>
              </text:list>
            </text:list-item>
          </text:list>
        </text:list-item>
        <text:list-item>
          <text:p text:style-name="P34">Frazer 2017 iPSCORE: A Resource of 222 iPSC Lines Enabling Functional Characterization of Genetic Variation across a Variety of Cell Types.</text:p>
          <text:list>
            <text:list-item>
              <text:p text:style-name="P10">Highlights</text:p>
            </text:list-item>
            <text:list-item>
              <text:p text:style-name="P10">Abstract</text:p>
              <text:list>
                <text:list-item>
                  <text:p text:style-name="P34">Large-scale collections of induced pluripotent stem cells (iPSCs) could serve as powerful model systems for examining how genetic variation affects biology and disease. Here we describe the iPSCORE resource: a collection of systematically derived and characterized iPSC lines from 222 ethnically diverse individuals that allows for both familial and association-based genetic studies. iPSCORE lines are pluripotent with high genomic integrity (no or low numbers of somatic copy-number variants) as determined using high-throughput RNA-sequencing and genotyping arrays, respectively. Using iPSCs from a family of individuals, we show that iPSC-derived cardiomyo- cytes demonstrate gene expression patterns that cluster by genetic background, and can be <text:soft-page-break/>used to examine variants associated with physiological and disease phenotypes. The iPSCORE collection contains representative individuals for risk and non-risk alleles for 95% of SNPs associated with human phenotypes through genome-wide association studies. Our study demonstrates the utility of iPSCORE for examining how genetic variants influence molecular and physiological traits in iPSCs and derived cell lines.</text:p>
                </text:list-item>
              </text:list>
            </text:list-item>
            <text:list-item>
              <text:p text:style-name="P10">Models and Methods</text:p>
            </text:list-item>
          </text:list>
        </text:list-item>
        <text:list-item>
          <text:p text:style-name="P35">Pasca 2017 Assembly of functionally integrated human forebrain spheroids</text:p>
          <text:list>
            <text:list-item>
              <text:p text:style-name="P10">Highlights</text:p>
            </text:list-item>
            <text:list-item>
              <text:p text:style-name="P10">Abstract</text:p>
              <text:list>
                <text:list-item>
                  <text:p text:style-name="P36">The development of the nervous system involves a coordinated succession of events including the migration of GABAergic neurons from ventral to dorsal forebrain and their integration into cortical circuits. However, these interregional interactions have not yet been modelled with human cells. Here, we generate from human pluripotent cells three-dimensional spheroids resembling either the dorsal or ventral forebrain and containing cortical glutamatergic or GABAergic neurons. These subdomain-specific forebrain spheroids can be assembled to recapitulate the saltatory migration of interneurons similar to migration in fetal forebrain. Using this system, we find that in Timothy syndrome– a neurodevelopmental disorder that is caused by mutations in the Ca V 1.2 calcium channel, interneurons display abnormal migratory saltations. We also show that after migration, interneurons functionally integrate with glutamatergic neurons to form a microphysiological system. We anticipate that this approach will be useful for studying development and disease, and for deriving spheroids that resemble other brain regions to assemble circuits in vitro .</text:p>
                </text:list-item>
              </text:list>
            </text:list-item>
            <text:list-item>
              <text:p text:style-name="P10">Models and Methods</text:p>
              <text:list>
                <text:list-item>
                  <text:p text:style-name="P36">culture of hPCSs</text:p>
                </text:list-item>
                <text:list-item>
                  <text:p text:style-name="P36">Generation from hPSC of hCS and hSS</text:p>
                </text:list-item>
                <text:list-item>
                  <text:p text:style-name="P36">single cell RNA-seq (Smart-seq2)</text:p>
                </text:list-item>
              </text:list>
            </text:list-item>
          </text:list>
        </text:list-item>
        <text:list-item>
          <text:p text:style-name="P37">Snyder 2017 Genome-Wide Temporal Profiling of Transcriptome and Open Chromatin of Early Cardiomyocyte Differentiation Derived From hiPSCs and hESCs</text:p>
          <text:list>
            <text:list-item>
              <text:p text:style-name="P10">Highlights</text:p>
            </text:list-item>
            <text:list-item>
              <text:p text:style-name="P10">Abstract</text:p>
              <text:list>
                <text:list-item>
                  <text:p text:style-name="P38">Rationale—Recent advances have improved our ability to generate cardiomyocytes from human induced pluripotent stem cells (hiPSCs) and human embryonic stem cells (hESCs). However, our understanding of the transcriptional regulatory networks underlying early stages ( i.e. from mesoderm to cardiac mesoderm) of cardiomyocyte differentiation remains limited. Objective—To characterize transcriptome and chromatin accessibility during early cardiomyocyte differentiation from hiPSCs and hESCs. Methods and Results—We profiled the temporal changes in transcriptome and chromatin accessibility at genome-wide levels during cardiomyocyte differentiation derived from two hiPSC lines and two hESC lines at four stages: pluripotent stem cells, mesoderm, cardiac mesoderm, and differentiated cardiomyocytes. Overall, RNA-seq analysis revealed that transcriptomes during early cardiomyocyte differentiation were highly concordant between hiPSCs and hESCs, and clustering of four cell lines within each time-point demonstrated that changes in genome-wide chromatin accessibility were similar across hiPSC and hESC cell lines. Weighted gene co- expression network analysis (WGCNA) identified several modules that were strongly correlated with different stages of cardiomyocyte differentiation. Several novel genes were identified with high weighted-connectivity within modules and exhibited co-expression patterns <text:soft-page-break/>with other genes, <text:span text:style-name="T1">including non-coding RNA LINC01124 and uncharacterized RNA AK127400 in the module related to the mesoderm stage; and ZEB1 in the module correlated with post-cardiac mesoderm. We further demonstrated that ZEB1 is required for early cardiomyocyte differentiation. In addition, based on integrative analysis of both WCGNA and TF-motif enrichment analysis, we determined numerous TFs likely to play important roles at different stages during cardiomyocyte differentiation, such as T and EOMES (mesoderm); LEF1 and MESP1 (from mesoderm to cardiac mesoderm); MEIS1 and GATA4 (post-cardiac mesoderm); JUN and FOS families, and MEIS2 (cardiomyocyte). Conclusions—Both hiPSCs and hESCs share similar transcriptional regulatory mechanisms underlying early cardiac differentiation, and our results have revealed transcriptional regulatory networks and new factors ( e.g. ZEB1) controlling early stages of cardiomyocyte differentiation.</text:span></text:p>
                </text:list-item>
              </text:list>
            </text:list-item>
            <text:list-item>
              <text:p text:style-name="P10">Models and Methods</text:p>
              <text:list>
                <text:list-item>
                  <text:p text:style-name="P39">RNA-seq and ATAC-seq. Library preparation for RNA-seq and ATAC-</text:p>
                </text:list-item>
              </text:list>
            </text:list-item>
          </text:list>
        </text:list-item>
        <text:list-item>
          <text:p text:style-name="P40">Quake 2017 Human Astrocyte Maturation Captured in 3D Cerebral Cortical Spheroids Derived from Pluripotent Stem Cells</text:p>
          <text:list>
            <text:list-item>
              <text:p text:style-name="P10">Highlights</text:p>
            </text:list-item>
            <text:list-item>
              <text:p text:style-name="P10">Abstract</text:p>
              <text:list>
                <text:list-item>
                  <text:p text:style-name="P40">There is significant need to develop physiologically relevant models for investigating human astrocytes in health and disease. Here, we present an approach for generating astrocyte lineage cells in a three-dimensional (3D) cytoarchitecture using human cerebral cortical spheroids (hCS) derived from pluripotent stem cells. We acutely purified astrocyte-lineage cells from hCS at varying stages up to 20 months in vitro using immunopanning and cell sorting, and performed high-depth bulk and single cell RNA-sequencing to directly compare them to purified primary human brain cells. We found that hCS-derived glia closely resemble primary human fetal astrocytes and that, over time in vitro , they transition from a predominantly fetal to an increasingly mature astrocyte state. Transcriptional changes in astrocytes are accompanied by alterations in phagocytic capacity and effects on neuronal calcium signaling. These findings suggest that hCS- derived astrocytes closely resemble primary human astrocytes and can be used for studying development and modeling disease.</text:p>
                </text:list-item>
              </text:list>
            </text:list-item>
            <text:list-item>
              <text:p text:style-name="P10">Models and Methods</text:p>
              <text:list>
                <text:list-item>
                  <text:p text:style-name="P41">human iPSC lines, generation of hCS</text:p>
                </text:list-item>
                <text:list-item>
                  <text:p text:style-name="P41">bulk rna-seq library consturction and sequencing</text:p>
                </text:list-item>
                <text:list-item>
                  <text:p text:style-name="P41">bulk rna seq read mapping, tranascript assembly and exprtession level estimation</text:p>
                </text:list-item>
                <text:list-item>
                  <text:p text:style-name="P41">single cell cDNA synthesis and library preparation</text:p>
                </text:list-item>
                <text:list-item>
                  <text:p text:style-name="P41">single-cell RNA sequencing and QC</text:p>
                </text:list-item>
                <text:list-item>
                  <text:p text:style-name="P41">dimensionality reduction clustering and monocle analysis, unsupervised hierarchical clustering</text:p>
                </text:list-item>
              </text:list>
            </text:list-item>
          </text:list>
        </text:list-item>
        <text:list-item>
          <text:p text:style-name="P42">Clarke 2017 Targeted chromatin ligation, a robust epigenetic profiling technique for small cell numbers</text:p>
          <text:list>
            <text:list-item>
              <text:p text:style-name="P10">Highlights</text:p>
            </text:list-item>
            <text:list-item>
              <text:p text:style-name="P10">Abstract</text:p>
              <text:list>
                <text:list-item>
                  <text:p text:style-name="P42">The complexity and inefficiency of chromatin im- munoprecipitation strategies restrict their sensitiv- ity and application when examining rare cell pop- ulations. We developed a new technique that re- places immunoprecipitation with a simplified chro- matin fragmentation and proximity ligation step that eliminates bead purification and washing <text:soft-page-break/>steps. We present a simple single tube proximity ligation tech- nique, targeted chromatin ligation, that captures hi- stone modification patterns with only 200 cells. Our technique eliminates loss of material and sensitiv- ity due to multiple inefficient steps, while simplifying the workflow to enhance sensitivity and create the potential for novel applications.</text:p>
                </text:list-item>
              </text:list>
            </text:list-item>
            <text:list-item>
              <text:p text:style-name="P10">Models and Methods</text:p>
              <text:list>
                <text:list-item>
                  <text:p text:style-name="P42">TCL DNA and ChIP =&gt; library construction</text:p>
                </text:list-item>
              </text:list>
            </text:list-item>
          </text:list>
        </text:list-item>
        <text:list-item>
          <text:p text:style-name="P42">Kriegstein 2017 The use of brain organoids to investigate neural development and disease</text:p>
          <text:list>
            <text:list-item>
              <text:p text:style-name="P10">Highlights</text:p>
            </text:list-item>
            <text:list-item>
              <text:p text:style-name="P10">Abstract</text:p>
              <text:list>
                <text:list-item>
                  <text:p text:style-name="P42">Understanding the development and dysfunction of the human brain is a major goal of neurobiology. Much of our current understanding of human brain development has been derived from the examination of post-mortem and pathological specimens, bolstered by observations of developing non-human primates and experimental studies focused largely on mouse models. However, these tissue specimens and model systems cannot fully capture the unique and dynamic features of human brain development. Recent advances in stem cell technologies that enable the generation of human brain organoids from pluripotent stem cells (PSCs) promise to profoundly change our understanding of the development of the human brain and enable a detailed study of the pathogenesis of inherited and acquired brain diseases.</text:p>
                </text:list-item>
              </text:list>
            </text:list-item>
            <text:list-item>
              <text:p text:style-name="P10">Models and Methods</text:p>
            </text:list-item>
          </text:list>
        </text:list-item>
        <text:list-item>
          <text:p text:style-name="P43">Quake 2017 Single-Cell RNA-Seq Analysis of Infiltrating Neoplastic Cells at the Migrating Front of Human Glioblastoma</text:p>
          <text:list>
            <text:list-item>
              <text:p text:style-name="P10">Highlights</text:p>
            </text:list-item>
            <text:list-item>
              <text:p text:style-name="P10">Abstract</text:p>
              <text:list>
                <text:list-item>
                  <text:p text:style-name="P43">Glioblastoma (GBM) is the most common primary brain cancer in adults and is notoriously difficult to treat because of its diffuse nature. We performed single-cell RNA sequencing (RNA- seq) on 3,589 cells in a cohort of four patients. We obtained cells from the tumor core as well as surrounding peripheral tissue. Our analysis revealed cellular variation in the tumor’s genome and transcriptome. We were also able to identify infiltrating neoplastic cells in regions peripheral to the core lesions. Despite the existence of significant heterogeneity among neoplastic cells, we found that infiltrating GBM cells share a consistent gene signature between patients, suggesting a common mechanism of infiltration. Additionally, in investigating the immunological response to the tumors, we found transcriptionally distinct myeloid cell populations residing in the tumor core and the surrounding peritumoral space. Our data provide a detailed dissection of GBM cell types, revealing an abundance of information about tumor formation and migration.</text:p>
                </text:list-item>
              </text:list>
            </text:list-item>
            <text:list-item>
              <text:p text:style-name="P10">Models and Methods</text:p>
              <text:list>
                <text:list-item>
                  <text:p text:style-name="P44">cDNA synthesis and library preparation</text:p>
                </text:list-item>
                <text:list-item>
                  <text:p text:style-name="P44">sequencing and library preparation</text:p>
                </text:list-item>
                <text:list-item>
                  <text:p text:style-name="P44">preparation of libraries from genomic DNA</text:p>
                </text:list-item>
              </text:list>
            </text:list-item>
          </text:list>
        </text:list-item>
        <text:list-item>
          <text:p text:style-name="P45">Wu 2017 Cell Type-Specific Chromatin Signatures Underline Regulatory DNA Elements in Human Induced Pluripotent Stem Cells and Somatic Cells</text:p>
          <text:list>
            <text:list-item>
              <text:p text:style-name="P10">Highlights</text:p>
            </text:list-item>
            <text:list-item>
              <text:p text:style-name="P10">Abstract</text:p>
              <text:list>
                <text:list-item>
                  <text:p text:style-name="P45"><text:soft-page-break/>Rationale—Regulatory DNA elements in the human genome play important roles in determining the transcriptional abundance and spatiotemporal gene expression during embryonic heart development and somatic cell reprogramming. It is a mystery how chromatin marks in regulatory DNA elements are modulated to establish cell type-specific gene expression in the human heart. Objective—We aimed to decipher the cell type-specific epigenetic signatures in regulatory DNA elements and how they modulate heart-specific gene expression. Methods and Results—We profiled genome-wide transcriptional activity and a variety of epigenetic marks in the regulatory DNA elements using massive RNA-seq (n=12) and ChIP-seq (n=84) in human endothelial cells (ECs: CD31 + CD144 + ), cardiac progenitor cells (CPCs: Sca1 + ), fibroblasts (FBs: DDR2 + ), and their respective induced pluripotent stem cells (iPSCs). We uncovered two classes of regulatory DNA elements: Class I was identified with ubiquitous enhancer (H3K4me1) and promoter (H3K4me3) marks in all cell types, whereas Class II was enriched with H3K4me1 and H3K4me3 in a cell type-specific manner. Both Class I and Class II regulatory elements exhibited stimulatory roles in nearby gene expression in a given cell type. However, Class I promoters displayed more dominant regulatory effects on transcriptional abundance regardless of distal enhancers. Transcription factor network analysis indicated that human iPSCs and somatic cells from the heart selected their preferential regulatory elements to maintain cell type-specific gene expression. In addition, we validated the function of these enhancer elements in transgenic mouse embryos and human cells, and identified a few enhancers that could possibly regulate the cardiac-specific gene expression. Conclusions—Given that a large number of genetic variants associated with human diseases are located in regulatory DNA elements, our study provides valuable resources for deciphering the epigenetic modulation of regulatory DNA elements that fine-tune spatiotemporal gene expression in human cardiac development and diseases.</text:p>
                </text:list-item>
              </text:list>
            </text:list-item>
            <text:list-item>
              <text:p text:style-name="P10">Models and Methods</text:p>
              <text:list>
                <text:list-item>
                  <text:p text:style-name="P46">somatic cell programming </text:p>
                </text:list-item>
              </text:list>
            </text:list-item>
          </text:list>
        </text:list-item>
        <text:list-item>
          <text:p text:style-name="P47">JOnes 2017 YAP repression of the WNT3 gene controls hESC differentiation along the cardiac mesoderm lineage</text:p>
          <text:list>
            <text:list-item>
              <text:p text:style-name="P10">Abstract</text:p>
              <text:list>
                <text:list-item>
                  <text:p text:style-name="P47">Activin/SMAD signaling in human embryonic stem cells (hESCs) ensures NANOG expression and stem cell plu- ripotency. In the presence of Wnt ligand, the Activin/SMAD transcription network switches to cooperate with Wnt/ β-catenin and induce mesendodermal (ME) differentiation genes. We show here that the Hippo effector YAP binds to the WNT3 gene enhancer and prevents the gene from being induced by Activin in proliferating hESCs. ChIP-seq (chromatin immunoprecipitation [ChIP] combined with high-throughput sequencing) data show that YAP impairs SMAD recruitment and the accumulation of P-TEFb-associated RNA polymerase II (RNAPII) C-terminal domain (CTD)-Ser7 phosphorylation at the WNT3 gene. CRISPR/CAS9 knockout of YAP in hESCs enables Activin to in- duce Wnt3 expression and stabilize β-catenin, which then synergizes with Activin-induced SMADs to activate a subset of ME genes that is required to form cardiac mesoderm. Interestingly, exposure of YAP −/− hESCs to Activin induces cardiac mesoderm markers (BAF60c and HAND1) without activating Wnt-dependent cardiac inhibitor genes (CDX2 and MSX1). Moreover, canonical Wnt target genes are up-regulated only modestly, if at all, under these conditions. Consequently, YAP-null hESCs exposed to Activin differentiate precisely into beating cardiomyocytes without further treatment. We conclude that YAP maintains <text:soft-page-break/>hESC pluripotency by preventing WNT3 expression in response to Activin, thereby blocking a direct route to embryonic cardiac mesoderm formation.</text:p>
                </text:list-item>
              </text:list>
            </text:list-item>
            <text:list-item>
              <text:p text:style-name="P10">Models and Methods</text:p>
              <text:list>
                <text:list-item>
                  <text:p text:style-name="P48">hESC culture</text:p>
                </text:list-item>
                <text:list-item>
                  <text:p text:style-name="P48">high-throughput sequencing and bioinformatic analysis</text:p>
                </text:list-item>
                <text:list-item>
                  <text:p text:style-name="P48"/>
                </text:list-item>
              </text:list>
            </text:list-item>
          </text:list>
        </text:list-item>
        <text:list-item>
          <text:p text:style-name="P49">Kriegstein 2017 Spatiotemporal gene expression trajectories reveal developmental hierarchies of the human cortex</text:p>
          <text:list>
            <text:list-item>
              <text:p text:style-name="P10">Highlights</text:p>
            </text:list-item>
            <text:list-item>
              <text:p text:style-name="P10">Abstract</text:p>
              <text:list>
                <text:list-item>
                  <text:p text:style-name="P49">Systematic analyses of spatiotemporal gene expression trajectories during organogenesis have been challenging because diverse cell types at different stages of maturation and differentiation coexist in the emerging tissues. We identified discrete cell types as well as temporally and spatially restricted trajectories of radial glia maturation and neurogenesis in developing human telencephalon. These lineage-specific trajectories reveal the expression of neurogenic transcription factors in early radial glia and enriched activation of mammalian target of rapamycin signaling in outer radial glia. Across cortical areas, modest transcriptional differences among radial glia cascade into robust typological distinctions among maturing neurons. Together, our results support a mixed model of topographical, typological, and temporal hierarchies governing cell-type diversity in the developing human telencephalon, including distinct excitatory lineages emerging in rostral and caudal cerebral cortex.</text:p>
                </text:list-item>
              </text:list>
            </text:list-item>
            <text:list-item>
              <text:p text:style-name="P10">Models and Methods</text:p>
            </text:list-item>
          </text:list>
        </text:list-item>
        <text:list-item>
          <text:p text:style-name="P50">Scheuermann 2017 Cell type discovery and representation in the era of high-content single cell phenotyping</text:p>
          <text:list>
            <text:list-item>
              <text:p text:style-name="P10">Highlights</text:p>
            </text:list-item>
            <text:list-item>
              <text:p text:style-name="P10">Abstract</text:p>
              <text:list>
                <text:list-item>
                  <text:p text:style-name="P50">Abstract Background: A fundamental characteristic of multicellular organisms is the specialization of functional cell types through the process of differentiation. These specialized cell types not only characterize the normal functioning of different organs and tissues, they can also be used as cellular biomarkers of a variety of different disease states and therapeutic/vaccine responses. In order to serve as a reference for cell type representation, the Cell Ontology has been developed to provide a standard nomenclature of defined cell types for comparative analysis and biomarker discovery. Historically, these cell types have been defined based on unique cellular shapes and structures, anatomic locations, and marker protein expression. However, we are now experiencing a revolution in cellular characterization resulting from the application of new high-throughput, high-content cytometry and sequencing technologies. The resulting explosion in the number of distinct cell types being identified is challenging the current paradigm for cell type definition in the Cell Ontology. Results: In this paper, we provide examples of state-of-the-art cellular biomarker characterization using high- content cytometry and single cell RNA sequencing, and present strategies for standardized cell type representations based on the data outputs from these cutting-edge technologies, including “context annotations” in the form of standardized experiment metadata about the specimen source analyzed and marker genes that serve as the most useful features in machine learning-based cell type classification models. We also propose a statistical strategy for comparing new experiment data to these standardized cell type representations. Conclusion: The advent of high-throughput/high-content <text:soft-page-break/>single cell technologies is leading to an explosion in the number of distinct cell types being identified. It will be critical for the bioinformatics community to develop and adopt data standard conventions that will be compatible with these new technologies and support the data representation needs of the research community. The proposals enumerated here will serve as a useful starting point to address these challenges. Keywords: Cell ontology, Single cell transcriptomics, Cell phenotype, Peripheral blood mononuclear cells, Neuron, Next generation sequencing, Cytometry, Open biomedical ontologies, Marker genes</text:p>
                </text:list-item>
              </text:list>
            </text:list-item>
            <text:list-item>
              <text:p text:style-name="P10">Models and Methods</text:p>
              <text:list>
                <text:list-item>
                  <text:p text:style-name="P51">population identification from high density cytometry analysis</text:p>
                </text:list-item>
                <text:list-item>
                  <text:p text:style-name="P51">cell population identification from single cell transcriptional profiling </text:p>
                </text:list-item>
              </text:list>
            </text:list-item>
          </text:list>
        </text:list-item>
        <text:list-item>
          <text:p text:style-name="P52">Wu 2018 SETD7 Drives Cardiac Lineage Commitment through Stage-Specific Transcriptional Activation</text:p>
          <text:list>
            <text:list-item>
              <text:p text:style-name="P10">Highlights</text:p>
            </text:list-item>
            <text:list-item>
              <text:p text:style-name="P10">Abstract</text:p>
              <text:list>
                <text:list-item>
                  <text:p text:style-name="P52">Cardiac development requires coordinated and large-scale rearrangements of the epigenome. The roles and precise mechanisms through which specific epigenetic modifying enzymes control car- diac lineage specification, however, remain unclear. Here we show that the H3K4 methyltransferase SETD7 controls cardiac differentiation by reading H3K36 marks independently of its enzymatic activity. Through chromatin immunoprecipitation sequencing (ChIP-seq), we found that SETD7 targets distinct sets of genes to drive their stage-specific expression during cardiomyocyte differentiation. SETD7 associ- ates with different co-factors at these stages, including SWI/SNF chromatin-remodeling factors during mesodermal formation and the transcription factor NKX2.5 in cardiac progenitors to drive their dif- ferentiation. Further analyses revealed that SETD7 binds methylated H3K36 in the bodies of its target genes to facilitate RNA polymerase II (Pol II)-depen- dent transcription. Moreover, abnormal SETD7 expression impairs functional attributes of terminally differentiated cardiomyocytes. Together, these re- sults reveal how SETD7 acts at sequential steps in cardiac lineage commitment, and they provide in- sights into crosstalk between dynamic epigenetic marks and chromatin-modifying enzymes.</text:p>
                </text:list-item>
              </text:list>
            </text:list-item>
            <text:list-item>
              <text:p text:style-name="P10">Models and Methods</text:p>
              <text:list>
                <text:list-item>
                  <text:p text:style-name="P53">hESC lines and culture conditionsTALEN-mediated gene nkockout ESC lines</text:p>
                </text:list-item>
                <text:list-item>
                  <text:p text:style-name="P53">PSC to CM differentiation</text:p>
                </text:list-item>
                <text:list-item>
                  <text:p text:style-name="P53">RNA extraction and quantitative real time polymerase</text:p>
                </text:list-item>
                <text:list-item>
                  <text:p text:style-name="P53">Chromatin immunoprecipitation and ChIP-seq</text:p>
                </text:list-item>
                <text:list-item>
                  <text:p text:style-name="P53">RNA-seq analaysis </text:p>
                </text:list-item>
              </text:list>
            </text:list-item>
          </text:list>
        </text:list-item>
        <text:list-item>
          <text:p text:style-name="P54">Scheuermann 2018 Cell type discovery using single-cell transcriptomics: implications for ontological representation</text:p>
          <text:list>
            <text:list-item>
              <text:p text:style-name="P10">Highlights</text:p>
            </text:list-item>
            <text:list-item>
              <text:p text:style-name="P10">Abstract</text:p>
              <text:list>
                <text:list-item>
                  <text:p text:style-name="P54">Cells are fundamental function units of multicellular organisms, with different cell types playing distinct physiological roles in the body. The recent advent of single-cell transcriptional profiling using RNA sequencing is producing ‘big data’, enabling the identification of novel human cell types at an unprecedented rate. In this review, we summarize recent work characterizing cell types in the human central nervous and immune systems using single-cell and single-nuclei RNA sequencing, and discuss the <text:soft-page-break/>implications that these discoveries are having on the representation of cell types in the reference Cell Ontology (CL). We propose a method, based on random forest machine learning, for identifying sets of necessary and sufficient marker genes, which can be used to assemble consistent and reproducible cell type definitions for incorporation into the CL. The representation of de- fined cell type classes and their relationships in the CL using this strategy will make the cell type classes being identified by high-throughput/high-content technologies findable, accessible, interoperable and reusable (FAIR), allowing the CL to serve as a reference knowledgebase of information about the role that distinct cellular phenotypes play in human health and disease.</text:p>
                </text:list-item>
              </text:list>
            </text:list-item>
            <text:list-item>
              <text:p text:style-name="P10">Models and Methods</text:p>
            </text:list-item>
          </text:list>
        </text:list-item>
        <text:list-item>
          <text:p text:style-name="P55">Frazer 2018 Insights into the Mutational Burden of Human Induced Pluripotent Stem Cells from an Integrative Multi-Omics Approach</text:p>
          <text:list>
            <text:list-item>
              <text:p text:style-name="P10">Highlights</text:p>
            </text:list-item>
            <text:list-item>
              <text:p text:style-name="P10">Abstract</text:p>
              <text:list>
                <text:list-item>
                  <text:p text:style-name="P55">To understand the mutational burden of human induced pluripotent stem cells (iPSCs), we sequenced genomes of 18 fibroblast-derived iPSC lines and iden- tified different classes of somatic mutations based on structure, origin, and frequency. Copy-number alter- ations affected 295 kb in each sample and strongly impacted gene expression. UV-damage mutations were present in #45% of the iPSCs and accounted for most of the observed heterogeneity in mutation rates across lines. Subclonal mutations (not present in all iPSCs within a line) composed 10% of point mu- tations and, compared with clonal variants, showed an enrichment in active promoters and increased association with altered gene expression. Our study shows that, by combining WGS, transcriptome, and epigenome data, we can understand the mutational burden of each iPSC line on an individual basis and suggests that this information could be used to prior- itize iPSC lines for models of specific human diseases and/or transplantation therapy.</text:p>
                </text:list-item>
              </text:list>
            </text:list-item>
            <text:list-item>
              <text:p text:style-name="P10">Models and Methods</text:p>
              <text:list>
                <text:list-item>
                  <text:p text:style-name="P56">iPSC reprogramming</text:p>
                </text:list-item>
                <text:list-item>
                  <text:p text:style-name="P56">whole genome sequencing</text:p>
                </text:list-item>
                <text:list-item>
                  <text:p text:style-name="P56">RNA seq data processing and gene expression analysi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9:28:15.330176889</meta:creation-date>
    <meta:generator>LibreOffice/5.1.6.2$Linux_X86_64 LibreOffice_project/10m0$Build-2</meta:generator>
    <dc:date>2018-12-16T10:40:53.182296679</dc:date>
    <meta:editing-duration>P1DT12H29M58S</meta:editing-duration>
    <meta:editing-cycles>49</meta:editing-cycles>
    <meta:document-statistic meta:table-count="0" meta:image-count="0" meta:object-count="0" meta:page-count="17" meta:paragraph-count="261" meta:word-count="7533" meta:character-count="52746" meta:non-whitespace-character-count="45716"/>
  </office:meta>
</office:document-meta>
</file>